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officeooo:rsid="00129699"/>
    </style:style>
    <style:style style:name="P3" style:family="paragraph" style:parent-style-name="Description">
      <style:text-properties officeooo:rsid="00129699" officeooo:paragraph-rsid="00129699"/>
    </style:style>
    <style:style style:name="P4" style:family="paragraph" style:parent-style-name="Description">
      <style:text-properties style:use-window-font-color="true" style:font-name="Calibri"/>
    </style:style>
    <style:style style:name="P5" style:family="paragraph" style:parent-style-name="Description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Calibri" fo:font-size="10pt" fo:language="el" fo:country="GR" fo:font-style="normal" style:font-size-asian="10pt" style:font-style-asian="normal" style:font-style-complex="normal"/>
    </style:style>
    <style:style style:name="P6" style:family="paragraph" style:parent-style-name="Heading_20_2">
      <style:paragraph-properties fo:margin-left="0.2654in" fo:margin-right="0in" fo:text-indent="-0.2654in" style:auto-text-indent="false"/>
    </style:style>
    <style:style style:name="P7" style:family="paragraph" style:parent-style-name="Title" style:master-page-name="Standard">
      <style:paragraph-properties fo:margin-left="0in" fo:margin-right="0in" fo:text-indent="0in" style:auto-text-indent="false" style:page-number="auto"/>
    </style:style>
    <style:style style:name="P8" style:family="paragraph" style:parent-style-name="Description" style:list-style-name="WWNum6">
      <style:text-properties officeooo:rsid="00129699" officeooo:paragraph-rsid="00129699"/>
    </style:style>
    <style:style style:name="P9" style:family="paragraph" style:parent-style-name="Description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6665in"/>
        </style:tab-stops>
      </style:paragraph-properties>
      <style:text-properties style:use-window-font-color="true" style:font-name="Calibri" fo:font-size="10pt" fo:language="el" fo:country="GR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0" style:family="paragraph" style:parent-style-name="Description" style:list-style-name="List_20_1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fo:background-color="transparent" style:snap-to-layout-grid="false" style:writing-mode="lr-tb">
        <style:tab-stops>
          <style:tab-stop style:position="0.6665in"/>
        </style:tab-stops>
      </style:paragraph-properties>
      <style:text-properties style:use-window-font-color="true" style:font-name="Calibri" fo:font-size="10pt" fo:language="el" fo:country="GR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1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style:font-name="Calibri"/>
    </style:style>
    <style:style style:name="P12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style:font-name="Calibri" officeooo:paragraph-rsid="0014756c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 style:list-style-name="List_20_1">
      <style:text-properties fo:font-size="10pt" style:font-size-asian="10pt" style:font-size-complex="10pt"/>
    </style:style>
    <style:style style:name="P15" style:family="paragraph" style:parent-style-name="Standard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0319in"/>
        </style:tab-stops>
      </style:paragraph-properties>
      <style:text-properties fo:font-size="10pt" officeooo:paragraph-rsid="0014756c" style:font-size-asian="10pt" style:font-size-complex="10pt" fo:hyphenate="false" fo:hyphenation-remain-char-count="2" fo:hyphenation-push-char-count="2" loext:hyphenation-no-caps="false"/>
    </style:style>
    <style:style style:name="P16" style:family="paragraph" style:parent-style-name="Standard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17" style:family="paragraph" style:parent-style-name="Standard" style:list-style-name="List_20_1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fo:background-color="transparent" style:snap-to-layout-grid="false" style:writing-mode="lr-tb">
        <style:tab-stops>
          <style:tab-stop style:position="0.0319in"/>
        </style:tab-stops>
      </style:paragraph-properties>
      <style:text-properties fo:font-size="10pt" officeooo:paragraph-rsid="0014756c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 style:list-style-name="List_20_1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fo:background-color="transparen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P19" style:family="paragraph" style:parent-style-name="Standard" style:list-style-name="List_20_1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fo:background-color="transparent" style:snap-to-layout-grid="false" style:writing-mode="lr-tb"/>
      <style:text-properties fo:hyphenate="false" fo:hyphenation-remain-char-count="2" fo:hyphenation-push-char-count="2" loext:hyphenation-no-caps="false"/>
    </style:style>
    <style:style style:name="P20" style:family="paragraph" style:parent-style-name="normal">
      <style:text-properties style:use-window-font-color="true" style:font-name="Calibri" fo:font-size="18pt" fo:letter-spacing="0.0102in" fo:language="el" fo:country="GR" officeooo:paragraph-rsid="0024c1c3" style:font-size-asian="18pt" style:font-size-complex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style:use-window-font-color="true" style:font-name="Calibri"/>
    </style:style>
    <style:style style:name="T4" style:family="text">
      <style:text-properties style:use-window-font-color="true" style:font-name="Calibri" fo:font-size="22pt" style:font-size-asian="22pt"/>
    </style:style>
    <style:style style:name="T5" style:family="text">
      <style:text-properties style:use-window-font-color="true" style:font-name="Calibri" fo:font-size="22pt" fo:language="en" fo:country="US" style:font-size-asian="22pt"/>
    </style:style>
    <style:style style:name="T6" style:family="text">
      <style:text-properties style:use-window-font-color="true" style:font-name="Calibri" fo:language="en" fo:country="none"/>
    </style:style>
    <style:style style:name="T7" style:family="text">
      <style:text-properties style:use-window-font-color="true" style:font-name="Calibri" fo:font-size="10pt" fo:language="el" fo:country="GR" fo:font-style="normal" style:font-size-asian="10pt" style:font-style-asian="normal" style:font-style-complex="normal"/>
    </style:style>
    <style:style style:name="T8" style:family="text">
      <style:text-properties style:use-window-font-color="true" style:font-name="Calibri" fo:font-size="10pt" fo:language="el" fo:country="GR" fo:font-style="normal" officeooo:rsid="00129699" style:font-size-asian="10pt" style:font-style-asian="normal" style:font-style-complex="normal"/>
    </style:style>
    <style:style style:name="T9" style:family="text">
      <style:text-properties style:use-window-font-color="true" style:font-name="Calibri" fo:font-size="10pt" fo:language="el" fo:country="GR" fo:font-style="normal" style:font-size-asian="10pt" style:font-style-asian="normal" style:font-size-complex="10pt" style:font-style-complex="normal"/>
    </style:style>
    <style:style style:name="T10" style:family="text">
      <style:text-properties style:use-window-font-color="true" style:font-name="Calibri" fo:font-size="10pt" fo:language="el" fo:country="GR" officeooo:rsid="00296874" style:letter-kerning="false" style:font-name-asian="Calibri1" style:font-size-asian="10pt" style:language-asian="en" style:country-asian="US" style:font-name-complex="等线" style:font-size-complex="10pt" style:language-complex="ar" style:country-complex="SA"/>
    </style:style>
    <style:style style:name="T11" style:family="text">
      <style:text-properties style:use-window-font-color="true" style:font-name="Calibri" fo:language="el" fo:country="GR" fo:font-style="normal" style:font-style-asian="normal" style:font-style-complex="normal"/>
    </style:style>
    <style:style style:name="T12" style:family="text">
      <style:text-properties style:use-window-font-color="true" style:font-name="Calibri" fo:language="el" fo:country="GR" fo:font-style="normal" officeooo:rsid="00129699" style:font-style-asian="normal" style:font-style-complex="normal"/>
    </style:style>
    <style:style style:name="T13" style:family="text">
      <style:text-properties style:use-window-font-color="true" style:font-name="Calibri" fo:language="el" fo:country="GR" fo:font-style="normal" officeooo:rsid="0024c1c3" style:font-style-asian="normal" style:font-style-complex="normal"/>
    </style:style>
    <style:style style:name="T14" style:family="text">
      <style:text-properties fo:language="el" fo:country="GR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296874" style:font-size-asian="10pt" style:font-size-complex="10pt"/>
    </style:style>
    <style:style style:name="T17" style:family="text">
      <style:text-properties fo:font-size="10pt" officeooo:rsid="0024c1c3" style:font-size-asian="10pt" style:font-size-complex="10pt"/>
    </style:style>
    <style:style style:name="T18" style:family="text">
      <style:text-properties officeooo:rsid="0024c1c3"/>
    </style:style>
    <style:style style:name="T19" style:family="text">
      <style:text-properties officeooo:rsid="002968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P4"/>
      <text:p text:style-name="P20">Ιδιοκτήτες ηλεκτρικών οχημάτων</text:p>
      <text:list xml:id="list2049044160" text:style-name="WWNum2">
        <text:list-item>
          <text:h text:style-name="P11" text:outline-level="1">Εισαγωγή</text:h>
        </text:list-item>
      </text:list>
      <text:h text:style-name="P6" text:outline-level="2"><text:span text:style-name="T3">1.1<text:tab/></text:span><text:span text:style-name="T6"> </text:span><text:span text:style-name="T3">Ταυτότητα - επιχειρησιακοί στόχοι</text:span></text:h>
      <text:p text:style-name="P5"/>
      <text:p text:style-name="P13">Το σύστημα συγκεντρώνει και διευκολύνει όλες τις διαδικασίες που σχετίζονται με την φόρτιση των ηλεκτρικών οχημάτων. H δυνατότητα οι ιδιοκτήτες να βρίσκουν τον ιδανικό σταθμό για φόρτιση των οχημάτων τους,η διατήρηση του ιστορικού των φορτίσεων αλλά και η γρήγορη εξυπηρέτηση μετά την φόρτιση είναι οι σημαντικότεροι στόχοι του συστήματος. </text:p>
      <text:h text:style-name="P6" text:outline-level="2"><text:span text:style-name="T3">1.2</text:span><text:span text:style-name="T6"> <text:s/></text:span><text:span text:style-name="T3">Περίγραμμα επιχειρησιακών λειτουργιών</text:span></text:h>
      <text:p text:style-name="P13"><text:span text:style-name="T11">Το πληροφοριακό σύστημα που θα αναπτυχθεί θα είναι σε θέση να υποστηρίζει τις εξής λειτουργίες :</text:span></text:p>
      <text:p text:style-name="P13"><text:span text:style-name="T11"><text:s text:c="4"/>• Άντληση δεδομένων από κάθε σταθμό φόρτισης και από το όχημα του ιδιοκτήτη ώστε να μπορεί να γίνεται πρόβλεψη αναμενόμενου κόστους φόρτισης. Τα δεδομένα αυτά θα είναι η αξία της κιλοβατώρας στο κάθε συγκεκριμένο σταθμό και η χωρητικότητα </text:span><text:span text:style-name="T13">KW</text:span><text:span text:style-name="T11"> του ηλεκτρικού οχήματος.</text:span></text:p>
      <text:p text:style-name="P13"><text:span text:style-name="T11"><text:s text:c="4"/>• Από τα στοιχεία της κάρτας που θα </text:span><text:span text:style-name="T13">είναι</text:span><text:span text:style-name="T11"> αποθηκευμένα στο σύστημα θα μπορεί να γίνεται η χρήση της εύκολα και γρήγορα στο τέλος κάθε φόρτισης.</text:span></text:p>
      <text:p text:style-name="P13"><text:span text:style-name="T11"><text:s text:c="4"/>• Ιστορικό των φορτίσεων που έχουν γίνει σε ένα προκαθορισμένο χρόνο.</text:span></text:p>
      <text:p text:style-name="P13"><text:span text:style-name="T11"><text:s text:c="4"/>• Πρόταση για προτιμότερο </text:span><text:span text:style-name="T13">σταθμό</text:span><text:span text:style-name="T11"> από το σύστημα για τον </text:span><text:span text:style-name="T13">χρήστη</text:span><text:span text:style-name="T11"> βάση την αξιολόγηση των σταθμών που </text:span><text:span text:style-name="T13">γίνεται.</text:span></text:p>
      <text:list xml:id="list180758165942839" text:continue-numbering="true" text:style-name="WWNum2">
        <text:list-item>
          <text:h text:style-name="P11" text:outline-level="1">Αναφορές - πηγές πληροφοριών</text:h>
        </text:list-item>
      </text:list>
      <text:p text:style-name="Description"><text:tab/>Ν/Α</text:p>
      <text:list xml:id="list180757182610535" text:continue-numbering="true" text:style-name="WWNum2">
        <text:list-item>
          <text:h text:style-name="P11" text:outline-level="1">Λειτουργικές απαιτήσεις επιχειρησιακού περιβάλλοντος</text:h>
        </text:list-item>
      </text:list>
      <text:h text:style-name="P6" text:outline-level="2"><text:span text:style-name="T3">3.1<text:tab/></text:span><text:span text:style-name="T6"> </text:span><text:span text:style-name="T3">Επιχειρησιακές διαδικασίες</text:span></text:h>
      <text:list xml:id="list4063956137" text:style-name="List_20_1">
        <text:list-item>
          <text:p text:style-name="P14">Δημιουργία μίας βάσης δεδομένων όπου θα περιέχει την κάθε αξιολόγηση από τον κάθε ιδιοκτήτη για το κάθε σταθμό που θα κάνει .</text:p>
        </text:list-item>
        <text:list-item>
          <text:p text:style-name="P14">Υπολογισμός μέσου όρου των αξιολογήσεων για το κάθε σταθμό ξεχωριστά.</text:p>
        </text:list-item>
        <text:list-item>
          <text:p text:style-name="P14">Φθίνουσα ταξινόμηση των <text:span text:style-name="T18">σταθμών</text:span> στην αρχική σελίδα του χρήστη <text:span text:style-name="T18">βάση</text:span> αξιολόγησης.</text:p>
        </text:list-item>
        <text:list-item>
          <text:p text:style-name="P14">Μεταφορά <text:span text:style-name="T18">μέσω</text:span> <text:span text:style-name="T18">διαδικτύου</text:span> σε ασφαλής περιβάλλον της τράπεζας για την προσθήκη της κάρτας στο σύστημα(εάν θέλει ο ιδιοκτήτης) ή για την πληρωμή με κάρτα απευθείας χωρίς την προσθήκη της στο σύστημα.</text:p>
        </text:list-item>
        <text:list-item>
          <text:p text:style-name="P14"><text:soft-page-break/>Δημιουργία μιας βάσης δεδομένων όπου θα περιέχει όλες τις δυνατές φορτίσεις που μπορούν να γίνουν σε ένα σταθμό και η <text:span text:style-name="T18">άξια</text:span> της κιλοβατώρας σε αυτό.</text:p>
        </text:list-item>
        <text:list-item>
          <text:p text:style-name="P14">Δημιουργία βάσης δεδομένων όλων των φορτίσεων που έχουν γίνει από το συγκεκριμένο όχημα σε ένα συγκεκριμένο χρονικό <text:span text:style-name="T18">διάστημα. Πριν</text:span> από αυτό το χρονικό διάστημα θα γίνεται αυτόματη διαγραφή.</text:p>
        </text:list-item>
        <text:list-item>
          <text:p text:style-name="P14">Δημιουργία μιας βάσης με τα στοιχεία του οχήματος του κάθε ιδιοκτήτη(μοντέλο,αριθμός πινακίδας κυκλοφορίας(primary key),χωρητικότητα μπαταρίας-μπαταριών που έχει κτλ.).</text:p>
        </text:list-item>
      </text:list>
      <text:h text:style-name="P6" text:outline-level="2"><text:span text:style-name="T3">3.2<text:tab/></text:span><text:span text:style-name="T6"> </text:span><text:span text:style-name="T3">Δείκτες ποιότητας</text:span></text:h>
      <text:p text:style-name="P3"><text:tab/>Ν/Α</text:p>
      <text:list xml:id="list180757591408336" text:continue-list="list180757182610535" text:style-name="WWNum2">
        <text:list-item>
          <text:h text:style-name="P12" text:outline-level="1">Έκθεση απαιτήσεων χρηστών</text:h>
        </text:list-item>
      </text:list>
      <text:list xml:id="list180756334593658" text:continue-list="list4063956137" text:style-name="List_20_1">
        <text:list-item>
          <text:p text:style-name="P15">Ασφάλεια της κάρτας του από κλοπή των στοιχείων της άρα απαίτηση σε ασφαλες συστημα της τράπεζας.</text:p>
        </text:list-item>
        <text:list-item>
          <text:p text:style-name="P17">Ιστορικό των φορτίσεων για μεγάλο χρονικό διάστημα.</text:p>
        </text:list-item>
        <text:list-item>
          <text:p text:style-name="P17">Αξιολόγηση σταθμών.</text:p>
        </text:list-item>
      </text:list>
      <text:list xml:id="list180758018583369" text:continue-list="list180757591408336" text:style-name="WWNum2">
        <text:list-item>
          <text:h text:style-name="P12" text:outline-level="1">Αρχές του προτεινόμενου συστήματος</text:h>
        </text:list-item>
      </text:list>
      <text:list xml:id="list1882268657" text:style-name="WWNum6">
        <text:list-header>
          <text:p text:style-name="P8">Ν/Α</text:p>
        </text:list-header>
      </text:list>
      <text:list xml:id="list180756927031040" text:continue-list="list180758018583369" text:style-name="WWNum2">
        <text:list-item>
          <text:h text:style-name="P11" text:outline-level="1">Περιορισμοί στο πλαίσιο του έργου</text:h>
        </text:list-item>
      </text:list>
      <text:list xml:id="list180757601466708" text:continue-list="list180756334593658" text:style-name="List_20_1">
        <text:list-item>
          <text:p text:style-name="P16">Η πρόσβαση στα δεδομένα γίνεται μόνο κατόπιν επαλήθευσης του χρήστη του συστήματος</text:p>
        </text:list-item>
        <text:list-item>
          <text:p text:style-name="P18">Ο χρήστης έχει πρόσβαση σε συγκεκριμένους πόρους του συστήματος</text:p>
        </text:list-item>
        <text:list-item>
          <text:p text:style-name="P18">Ο χρήστης έχει περιορισμένη πρόσβαση σε δεδομένα του συστήματος ακολουθώντας τον Γενικό Κανονισμό Δεδομένων της Ευρωπαϊκής Ένωσης 679/2016</text:p>
        </text:list-item>
        <text:list-item>
          <text:p text:style-name="P19"><text:span text:style-name="T10">Απαγόρευση</text:span><text:span text:style-name="T15"> </text:span><text:span text:style-name="T17">της</text:span><text:span text:style-name="T15"> πρόσβασης σε μη εξουσιοδοτημένους τρίτους στα δεδομένα της χρεωστικής/πιστωτικής κάρτας. </text:span></text:p>
        </text:list-item>
      </text:list>
      <text:list xml:id="list180757929871603" text:continue-list="list180756927031040" text:style-name="WWNum2">
        <text:list-item>
          <text:h text:style-name="P11" text:outline-level="1">Παράρτημα: ακρωνύμια και συντομογραφίες </text:h>
        </text:list-item>
      </text:list>
      <text:p text:style-name="P2"><text:tab/>Ν/Α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loext:contextual-spacing="false" fo:text-align="start" style:justify-single-word="false" fo:orphans="2" fo:widows="2" fo:hyphenation-ladder-count="no-limit" style:snap-to-layout-grid="false" style:writing-mode="lr-tb"/>
      <style:text-properties style:use-window-font-color="true" style:font-name="Calibri" fo:font-family="Calibri" style:font-family-generic="roman" style:font-pitch="variable" fo:font-size="12pt" fo:language="el" fo:country="GR" style:letter-kerning="false" style:font-name-asian="Calibri1" style:font-family-asian="Calibri" style:font-family-generic-asian="system" style:font-pitch-asian="variable" style:font-size-asian="12pt" style:language-asian="en" style:country-asian="US" style:font-name-complex="等线" style:font-family-complex="等线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1665in" fo:margin-bottom="0in" loext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 text:number-lines="false" text:line-number="0"/>
      <style:text-properties style:font-name="Cantarell" fo:font-family="Cantarell" style:font-family-generic="roman" style:font-pitch="variable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loext:contextual-spacing="false"/>
      <style:text-properties fo:color="#595959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Description" style:family="paragraph" style:parent-style-name="Standard" style:default-outline-level="">
      <style:text-properties fo:color="#8497b0" fo:font-size="10pt" fo:font-style="italic" style:font-size-asian="10pt" style:font-style-asian="italic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95959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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  <style:text-properties style:font-name="Wingdings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2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5in" fo:text-indent="-0.25in" fo:margin-left="0.25in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1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25in" fo:text-indent="-0.25in" fo:margin-left="0.25in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2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" text:bullet-char="">
        <style:list-level-properties text:list-level-position-and-space-mode="label-alignment">
          <style:list-level-label-alignment text:label-followed-by="listtab" text:list-tab-stop-position="0.5in" fo:text-indent="-0.25in"/>
        </style:list-level-properties>
        <style:text-properties style:font-name="Wingdings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0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1.25in" fo:text-indent="-0.25in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1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1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in" fo:text-indent="-0.25in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2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0.8335in" fo:margin-right="0.768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άδα 28 <text:tab/>ΕΓΓΡΑΦΟ </text:span><text:span text:style-name="MT2">StRS</text:span><text:span text:style-name="MT1"> (2020)</text:span><text:span text:style-name="MT2"><text:tab/></text:span><text:span text:style-name="MT1">Σελ </text:span><text:span text:style-name="MT1"><text:page-number text:select-page="current">1</text:page-number></text:span><text:span text:style-name="MT1"><text:s/>/ <text:s/>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5:09:00</meta:creation-date>
    <meta:initial-creator>constantinos</meta:initial-creator>
    <dc:date>2020-12-20T18:07:55.270685192</dc:date>
    <meta:editing-duration>P1DT1H39M16S</meta:editing-duration>
    <meta:generator>LibreOffice/6.4.6.2$Linux_X86_64 LibreOffice_project/40$Build-2</meta:generator>
    <meta:editing-cycles>8</meta:editing-cycles>
    <meta:document-statistic meta:table-count="0" meta:image-count="0" meta:object-count="0" meta:page-count="2" meta:paragraph-count="38" meta:word-count="469" meta:character-count="3108" meta:non-whitespace-character-count="267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1.0.971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